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1" fo:font-size="48pt" style:font-size-asian="48pt" style:font-size-complex="48pt"/>
    </style:style>
    <style:style style:name="P2" style:family="paragraph" style:parent-style-name="Standard">
      <style:paragraph-properties fo:text-align="center" style:justify-single-word="false"/>
      <style:text-properties style:font-name="Anonymous Pro1" fo:font-size="54pt" style:font-size-asian="54pt" style:font-size-complex="54pt"/>
    </style:style>
    <style:style style:name="P3" style:family="paragraph" style:parent-style-name="Standard">
      <style:paragraph-properties fo:text-align="center" style:justify-single-word="false"/>
      <style:text-properties style:font-name="Anonymous Pro1" fo:font-size="24pt" style:font-size-asian="24pt" style:font-size-complex="24pt"/>
    </style:style>
    <style:style style:name="P4" style:family="paragraph" style:parent-style-name="Standard">
      <style:paragraph-properties fo:text-align="start" style:justify-single-word="false"/>
      <style:text-properties style:font-name="Anonymous Pro1"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1" fo:font-size="18pt" style:font-size-asian="18pt" style:font-size-complex="18pt"/>
    </style:style>
    <style:style style:name="P6" style:family="paragraph" style:parent-style-name="db.description">
      <style:text-properties style:font-name="Anonymous Pro1"/>
    </style:style>
    <style:style style:name="P7" style:family="paragraph" style:parent-style-name="db.description">
      <style:text-properties style:font-name="Anonymous Pro1" fo:font-size="16pt" style:font-size-asian="16pt" style:font-size-complex="16pt"/>
    </style:style>
    <style:style style:name="P8" style:family="paragraph" style:parent-style-name="db.menuItem">
      <style:text-properties style:font-name="Anonymous Pro1"/>
    </style:style>
    <style:style style:name="P9" style:family="paragraph" style:parent-style-name="db.menuItem">
      <style:text-properties style:font-name="Anonymous Pro1" fo:font-size="16pt" style:font-size-asian="16pt" style:font-size-complex="16pt"/>
    </style:style>
    <style:style style:name="P10" style:family="paragraph" style:parent-style-name="db.heading">
      <style:paragraph-properties fo:break-before="page"/>
      <style:text-properties style:font-name="Anonymous Pro1"/>
    </style:style>
    <style:style style:name="P11" style:family="paragraph" style:parent-style-name="db.description" style:list-style-name="L1">
      <style:text-properties fo:font-size="14pt" style:font-size-asian="14pt" style:font-size-complex="14pt"/>
    </style:style>
    <style:style style:name="P12" style:family="paragraph" style:parent-style-name="db.description">
      <style:text-properties style:font-name="Anonymous Pro1"/>
    </style:style>
    <style:style style:name="P13" style:family="paragraph" style:parent-style-name="db.menuItem" style:list-style-name="L1">
      <style:text-properties fo:font-size="14pt" style:font-size-asian="14pt" style:font-size-complex="14pt"/>
    </style:style>
    <style:style style:name="P14" style:family="paragraph" style:parent-style-name="db.menuItem">
      <style:text-properties style:font-name="Anonymous Pro1"/>
    </style:style>
    <style:style style:name="P15" style:family="paragraph" style:parent-style-name="db.heading">
      <style:paragraph-properties fo:break-before="page"/>
      <style:text-properties style:font-name="Anonymous Pro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1"/>
    </style:style>
    <style:style style:name="T4" style:family="text">
      <style:text-properties style:font-name="Anonymous Pro1" fo:font-size="10pt" style:font-size-asian="10pt" style:font-size-complex="10pt"/>
    </style:style>
    <style:style style:name="T5" style:family="text">
      <style:text-properties style:font-name="Anonymous Pro1" fo:font-size="14pt" style:font-size-asian="12.25pt" style:font-size-complex="14pt"/>
    </style:style>
    <style:style style:name="T6" style:family="text">
      <style:text-properties style:font-name="Anonymous Pro1"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07v10</text:p>
      <text:p text:style-name="P3"/>
      <text:p text:style-name="P3"/>
      <text:p text:style-name="P3"/>
      <text:p text:style-name="P3"/>
      <text:p text:style-name="P3"/>
      <text:p text:style-name="P3"/>
      <text:p text:style-name="P4"/>
      <text:p text:style-name="P5">Table of Contents</text:p>
      <text:list xml:id="list225444942" text:style-name="L1">
        <text:list-item>
          <text:p text:style-name="P11">This page!</text:p>
        </text:list-item>
        <text:list-item>
          <text:p text:style-name="P11">Dwarf Builder</text:p>
        </text:list-item>
        <text:list-item>
          <text:p text:style-name="P11">Visual Settings</text:p>
        </text:list-item>
        <text:list-item>
          <text:p text:style-name="P11">Application Settings</text:p>
        </text:list-item>
        <text:list-item>
          <text:p text:style-name="P11">Gameplay Settings</text:p>
        </text:list-item>
        <text:list-item>
          <text:p text:style-name="P13">Gameplay Settings Cont'd</text:p>
        </text:list-item>
        <text:list-item>
          <text:p text:style-name="P11">DB Settings</text:p>
        </text:list-item>
        <text:list-item>
          <text:p text:style-name="P11">Installing Sound Sense</text:p>
        </text:list-item>
        <text:list-item>
          <text:p text:style-name="P11">FAQs</text:p>
        </text:list-item>
      </text:list>
      <text:p text:style-name="P10">Dwarf Builder</text:p>
      <text:p text:style-name="P8">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8"/>
      <text:p text:style-name="P8">Construct Dwarf Therapist</text:p>
      <text:p text:style-name="P6">Install Dwarf Therapist in your specified folder, or if it already exists, update the memory addresses.</text:p>
      <text:p text:style-name="P8"/>
      <text:p text:style-name="P8">Construct Sound Sense</text:p>
      <text:p text:style-name="P6">Install Sound Sense in your specified folder. Assumes DwarfFortress.app is in the same folder. (see page 8)</text:p>
      <text:p text:style-name="P10">Visual Settings</text:p>
      <text:p text:style-name="P8">Fullscreen</text:p>
      <text:p text:style-name="P6">Dwarf Fortress starts in window mode or fullscreen mode.</text:p>
      <text:p text:style-name="P8">Resizable</text:p>
      <text:p text:style-name="P6">Dwarf Fortress window is resizable or not.</text:p>
      <text:p text:style-name="P8">Window Dimensions</text:p>
      <text:p text:style-name="P6">Width and height of the window for window mode.</text:p>
      <text:p text:style-name="P6"/>
      <text:p text:style-name="P8">Show Intro</text:p>
      <text:p text:style-name="P6">Whether or not to show the intro video. May be cool to see once or twice, but may be annoying afterward.</text:p>
      <text:p text:style-name="P8">Show FPS</text:p>
      <text:p text:style-name="P6">Show the current FPS near the top of the screen.</text:p>
      <text:p text:style-name="P8">Liquid Depth</text:p>
      <text:p text:style-name="P6">Show a number (1-7) for water and magma depth.</text:p>
      <text:p text:style-name="P8">Show Idlers</text:p>
      <text:p text:style-name="P6">Show the number of dwarfs that are doing nothing.</text:p>
      <text:p text:style-name="P8"/>
      <text:p text:style-name="P8">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8">Tileset</text:p>
      <text:p text:style-name="P6">Change how the terrain and map tiles look.</text:p>
      <text:p text:style-name="P8"/>
      <text:p text:style-name="P8">Use TTF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8">Font</text:p>
      <text:p text:style-name="P6">This will allow you to choose which font is applied in the option above.</text:p>
      <text:p text:style-name="P8"/>
      <text:p text:style-name="db.menuItem">Tileset Colors</text:p>
      <text:p text:style-name="db.description">If this is checked, it will ignore the option below and use whatever is the default colors for the tileset you have chosen.</text:p>
      <text:p text:style-name="db.menuItem">Colors</text:p>
      <text:p text:style-name="db.description">Pick the color palette used to draw features on the screen. This may make things look strange with fully graphical tilesets such as Ironhand or Phoebus, and more often looks better with tilesets that don't use Creature Graphics, like Vherid and Jolly.</text:p>
      <text:p text:style-name="P10">Application Settings</text:p>
      <text:p text:style-name="P8">Enable Sound</text:p>
      <text:p text:style-name="P6">Whether or not to use audio.</text:p>
      <text:p text:style-name="P8">Extend Soundtk</text:p>
      <text:p text:style-name="P6">You may switch to the extended soundtrack. This increases the size of Dwarf Fortress and takes a bit longer to initially load.</text:p>
      <text:p text:style-name="P8">Volume</text:p>
      <text:p text:style-name="P6">0-255, higher is louder.</text:p>
      <text:p text:style-name="P8"/>
      <text:p text:style-name="P8">Keybindings</text:p>
      <text:p text:style-name="P6">DEFAULT uses +-*/ for secondary menu navigation,</text:p>
      <text:p text:style-name="P6">LAPTOP uses =-+_, which is better for keyboards without a number pad.</text:p>
      <text:p text:style-name="P8">P. FPS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8">G. FPS Cap<text:span text:style-name="T7"> (Graphical FPS Cap)</text:span></text:p>
      <text:p text:style-name="P6">This determines how often the screen is updated.</text:p>
      <text:p text:style-name="P8"/>
      <text:p text:style-name="P8">Auto Save</text:p>
      <text:p text:style-name="P6">Automatically save your game at a certain interval, or don't.</text:p>
      <text:p text:style-name="P8">Compress Saves</text:p>
      <text:p text:style-name="P6">Saves will be compressed to save space. Disable this if you're getting corrupted saves.</text:p>
      <text:p text:style-name="P8">Pause on Load</text:p>
      <text:p text:style-name="P6">Start the game paused whenever you start or load a game.</text:p>
      <text:p text:style-name="P8">Pause on Save</text:p>
      <text:p text:style-name="P6">Pause the game after it's saved (manually or automatically).</text:p>
      <text:p text:style-name="P8">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0">Gameplay Settings</text:p>
      <text:p text:style-name="P8">Skill Rusting</text:p>
      <text:p text:style-name="P6">Skills and stats will rust to the point of turning your dwarf into a bumbling idiot after a few years, no matter how hard you train. Disabling this will make it so this doesn't happen.</text:p>
      <text:p text:style-name="P8">Grazing Animals</text:p>
      <text:p text:style-name="P6">Turning this off makes grazing animals not starve to death if they don't eat. Meat eaters don't need to be fed, why should grazers be special?</text:p>
      <text:p text:style-name="P8">Pause on Cave-Ins</text:p>
      <text:p text:style-name="P6">Turning this off will make it so the game doesn't pause when there's a cave-in. Sometimes there is a bunch of cave-ins when a world is generated, and it's really annoying.</text:p>
      <text:p text:style-name="P8">Extra Shell Items</text:p>
      <text:p text:style-name="P6">When your dwarves require a shell item, there are very few places you can get them from. This option enables things like scales and hooves to be used as shell items.</text:p>
      <text:p text:style-name="P8">Embark Confirmation</text:p>
      <text:p text:style-name="P6">Setting this to YES will force you to confirm an embark, even if the embark area is perfectly safe (no salt water, aquifers, etc).</text:p>
      <text:p text:style-name="P8">Pause on Warm/Damp Stone</text:p>
      <text:p text:style-name="P6">Normally the game pauses when you strike warm or damp stone to prevent water or magma flood. Some people find this annoying, turn this off if you do.</text:p>
      <text:p text:style-name="P8"/>
      <text:p text:style-name="P8">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8">Aquifers</text:p>
      <text:p text:style-name="P6">Aquifers are layers of ground that generate and absorb infinite amounts of water. It is advised for beginners not to embark on an aquifer. Disabling this makes it so they're never generated in the first place.</text:p>
      <text:p text:style-name="P8">Cave-Ins</text:p>
      <text:p text:style-name="P6">Turning this off will allow you to prevent dwarves from being accidentally crushed by falling rock if it is not attached to anything else around it. This is not realistic but good for beginners.</text:p>
      <text:p text:style-name="P8">Invaders</text:p>
      <text:p text:style-name="P6">Enables and disables goblin and kobold invaders to your fortress. Disable this if you are learning and don't want to be bothered.</text:p>
      <text:p text:style-name="P8">Weather</text:p>
      <text:p text:style-name="P6">Rain and snow. Turning it off will increase framerate (to a lesser degree than temperature) but your lakes and rivers will never replenish from rain.</text:p>
      <text:p text:style-name="P8"/>
      <text:p text:style-name="P6"/>
      <text:p text:style-name="P8"/>
      <text:p text:style-name="db.heading"><text:soft-page-break/>Gameplay Settings Cont'd</text:p>
      <text:p text:style-name="P8">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8">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8"/>
      <text:p text:style-name="P8">Embark Square</text:p>
      <text:p text:style-name="P6">Increasing embark size also increases the number of objects that the game is tracking, thus reducing framerate. Note that your embark square can be a rectangle.</text:p>
      <text:p text:style-name="P10">DB Settings</text:p>
      <text:p text:style-name="P8">Installation Folder</text:p>
      <text:p text:style-name="P6">Define where you want the DwarfFortress.app, DwarfTherapist.app, and SoundSense.app to be installed. This defaults to whatever directory DwarfBuilder.app is in.</text:p>
      <text:p text:style-name="P8"/>
      <text:p text:style-name="P8">Load/Save Settings File</text:p>
      <text:p text:style-name="P6">Save and load your Dwarf Fortress configurations for easy access.</text:p>
      <text:p text:style-name="P8">Plaidman/Default Settings</text:p>
      <text:p text:style-name="P6">Quickly restore to the default Dwarf Fortress settings, or use my newbie settings (because I'm still pretty new to this game).</text:p>
      <text:p text:style-name="P8"/>
      <text:p text:style-name="P8">Backup/Restore DF Files</text:p>
      <text:p text:style-name="P6">Back up and restore Dwarf Fortress save games (but not settings).</text:p>
      <text:p text:style-name="P8">Update Save Raws</text:p>
      <text:p text:style-name="P6">If you manually change your raws, you can use this to update your saved regions. If you only use Dwarf Builder to update your settings/raws and use the Construct DF option, you don't need to use this (it happens automatically). Note this doesn't currently work for updating saves between versions of Dwarf Fortress.</text:p>
      <text:p text:style-name="P8">Open DF.app Folder</text:p>
      <text:p text:style-name="P6">Open the DwarfFortress.app folder so you can make manual changes to raws/settings, etc.</text:p>
      <text:p text:style-name="P10">Installing Sound Sense</text:p>
      <text:p text:style-name="P8">If Sound Sense isn't working properly, there are a few steps that are required to make it work.</text:p>
      <text:p text:style-name="P8"/>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9">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9">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0">FAQs</text:p>
      <text:p text:style-name="P8">How can I edit my Dwarf Fortress files manually?</text:p>
      <text:p text:style-name="P6">Dwarf Builder now includes an “Open DF.app Folder” button on the File tab. Handy!</text:p>
      <text:p text:style-name="P8"/>
      <text:p text:style-name="db.menuItem">How do I upgrade between versions of Dwarf Builder?</text:p>
      <text:p text:style-name="db.description">In your older version of Dwarf Builder, click the “Save Settings File” button on the File tab. Then in your new version, use the “Load Settings File” button. Unfortunately due to the interface changes, Dwarf Builder settings files from v6 and below may not be upgraded. Sorry.</text:p>
      <text:p text:style-name="db.menuItem"/>
      <text:p text:style-name="db.description">When constructing Dwarf Fortress in the new version, Dwarf Builder can transfer your save files but it cannot update the raws. This may result in strange behavior, so it is recommended that you stick with the older version of DF until you are done with the save.</text:p>
      <text:p text:style-name="P8"/>
      <text:p text:style-name="P8">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onymous Pro1" svg:font-family="'Anonymous Pro'" style:font-pitch="variable"/>
    <style:font-face style:name="Anonymous Pro"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4H5M12S</meta:editing-duration>
    <meta:editing-cycles>56</meta:editing-cycles>
    <meta:generator>LibreOffice/3.5$MacOSX_x86 LibreOffice_project/281b639-6baa1d3-ef66a77-d866f25-f36d45f</meta:generator>
    <dc:date>2012-05-11T08:04:10</dc:date>
    <meta:document-statistic meta:table-count="0" meta:image-count="0" meta:object-count="0" meta:page-count="9" meta:paragraph-count="130" meta:word-count="1752" meta:character-count="9964" meta:non-whitespace-character-count="8487"/>
  </office:meta>
</office:document-meta>
</file>